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3500" officeooo:paragraph-rsid="001c3500"/>
    </style:style>
    <style:style style:name="P2" style:family="paragraph" style:parent-style-name="Standard">
      <style:text-properties officeooo:paragraph-rsid="001c3500"/>
    </style:style>
    <style:style style:name="P3" style:family="paragraph" style:parent-style-name="Standard">
      <style:text-properties officeooo:paragraph-rsid="001c3500"/>
    </style:style>
    <style:style style:name="P4" style:family="paragraph" style:parent-style-name="Standard">
      <style:text-properties officeooo:rsid="00263dbd" officeooo:paragraph-rsid="00263dbd"/>
    </style:style>
    <style:style style:name="P5" style:family="paragraph" style:parent-style-name="Standard">
      <style:text-properties officeooo:rsid="00263dbd" officeooo:paragraph-rsid="001e5dcc"/>
    </style:style>
    <style:style style:name="P6" style:family="paragraph" style:parent-style-name="Standard">
      <style:paragraph-properties fo:text-align="center" style:justify-single-word="false"/>
      <style:text-properties officeooo:rsid="001da3b5" officeooo:paragraph-rsid="001da3b5"/>
    </style:style>
    <style:style style:name="T1" style:family="text">
      <style:text-properties officeooo:rsid="00248396"/>
    </style:style>
    <style:style style:name="T2" style:family="text">
      <style:text-properties officeooo:rsid="0024e5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839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MONTES – CCET</text:p>
      <text:p text:style-name="P1">Disciplina: Programação em Tempo Real</text:p>
      <text:p text:style-name="P1">Professor: <text:s/><text:span text:style-name="T1">Allysson Costa e Silva</text:span></text:p>
      <text:p text:style-name="Standard"/>
      <text:p text:style-name="P5"/>
      <text:p text:style-name="P6"><text:span text:style-name="T3">TRABALHO </text:span><text:span text:style-name="T4">T4</text:span></text:p>
      <text:p text:style-name="P6"><text:span text:style-name="T4"/></text:p>
      <text:p text:style-name="P4">Objetivo: Executar uma atividade de parsing sobre um código fonte de software em Java a partir de duas modalidades de processamento: sequencial e usando theads. </text:p>
      <text:p text:style-name="P4"/>
      <text:p text:style-name="P2">Pede-se: </text:p>
      <text:p text:style-name="P2"/>
      <text:p text:style-name="P2">1) Importar os dados para um banco de dados MYSQL</text:p>
      <text:p text:style-name="P2"/>
      <text:p text:style-name="P2">2) Criar dois projetos Java: </text:p>
      <text:p text:style-name="P2"><text:tab/>A) Projeto com persistência de dados sequencial.</text:p>
      <text:p text:style-name="P2"><text:tab/>B) Projeto com persistência de dados paralelo utilizando Threads.</text:p>
      <text:p text:style-name="P2"/>
      <text:p text:style-name="P2">3) <text:span text:style-name="T2">Importar os dados para uma</text:span> base MYSQL. <text:span text:style-name="T2">Adaptar o código do projeto (JavaApplication4.zip) que utiliza sintaxe para MYSQL, vide exemplo de código anexo (Exemplo de código usando MYSQL -Principal.java). O projeto JavaApplication4.zip utiliza originalmente POSTGRES. </text:span></text:p>
      <text:p text:style-name="P2"/>
      <text:p text:style-name="P2">4) Persistir os dados em disco nas duas abordagens solicitadas.</text:p>
      <text:p text:style-name="P2"/>
      <text:p text:style-name="P2">5) Mensurar a carga do processador em uma abordagem comparativa entre os dois projetos. <text:span text:style-name="T2">(Use monitores de processos como por exemplo o process Hacker)</text:span></text:p>
      <text:p text:style-name="P2"/>
      <text:p text:style-name="P2">6) Mensurar o tempo total para término das tarefas solicitadas em cada abordagem.</text:p>
      <text:p text:style-name="P2"/>
      <text:p text:style-name="P2">7) Gerar relatório técnico mostrando o passo a passo do que foi feito.</text:p>
      <text:p text:style-name="P2">a) Etapas de preparação (importação de dados, startup do servidor MYSQL) </text:p>
      <text:p text:style-name="P2">b) Passo a passo para a geração e configuração dos projetos. </text:p>
      <text:p text:style-name="P2">c) Gráficos que indiquem utilização momentânea do processador durante a realização do experimento conforme solicitado no passo 5. Comparar as abordagens também a partir da verificação também do uso de memória e execução de threads (vide guia Threads no software process Hacker).</text:p>
      <text:p text:style-name="P2">d) Comparar tempo de execução das tarefas. Realizar a impressão de um timestamp antes e depois</text:p>
      <text:p text:style-name="P2"/>
      <text:p text:style-name="P2"/>
      <text:p text:style-name="P4">OBSERVAÇÕES</text:p>
      <text:p text:style-name="P4"/>
      <text:p text:style-name="P4">1) Foi colocado um mini servidor MYSQL portável que não necessita instalação (mysql.zip). Só descompacte e execute o script (mysql_start.bat). Este servidor escuta na porta 3311 diferentemente da versão original do MYSQL que usa 3306 por padrão.</text:p>
      <text:p text:style-name="P4"/>
      <text:p text:style-name="P4">2) O conector JDBC do java (driver de acesso java para mysql) também foi disponibilizado (mysql-connector-java-5.1.43-bin.jar).</text:p>
      <text:p text:style-name="P4"/>
      <text:p text:style-name="P4">3) Utilize o NETBEANS para executar o projeto.</text:p>
      <text:p text:style-name="P4"/>
      <text:p text:style-name="P4">4) Os dados a serem processados pela aplicação são métodos de um código fonte do software ArgoUML (dados-argoumlv022.csv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2T05:38:20.929000000</meta:creation-date>
    <dc:date>2020-05-03T00:52:04.367000000</dc:date>
    <meta:editing-duration>PT20M47S</meta:editing-duration>
    <meta:editing-cycles>8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4" meta:word-count="327" meta:character-count="2149" meta:non-whitespace-character-count="1836"/>
  </office:meta>
</office:document-meta>
</file>